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0.65cm" fo:min-width="2.3cm"/>
    </style:style>
    <style:style style:name="gr2" style:family="graphic" style:parent-style-name="standard">
      <style:graphic-properties svg:stroke-color="#000000" draw:fill-color="#66ff99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draw:marker-start="Arrow" draw:textarea-vertical-align="middle"/>
    </style:style>
    <style:style style:name="gr4" style:family="graphic" style:parent-style-name="standard">
      <style:graphic-properties svg:stroke-color="#000000" draw:fill-color="#66ff99" draw:textarea-horizontal-align="justify" draw:textarea-vertical-align="middle" draw:auto-grow-height="false" fo:min-height="0.45cm" fo:min-width="3.7cm"/>
    </style:style>
    <style:style style:name="gr5" style:family="graphic" style:parent-style-name="standard">
      <style:graphic-properties svg:stroke-color="#000000" draw:fill-color="#66ff99" draw:textarea-horizontal-align="justify" draw:textarea-vertical-align="middle" draw:auto-grow-height="false" fo:min-height="0.25cm" fo:min-width="3.2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976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1.813cm"/>
    </style:style>
    <style:style style:name="gr9" style:family="graphic" style:parent-style-name="standard">
      <style:graphic-properties draw:textarea-horizontal-align="justify" draw:textarea-vertical-align="middle" draw:auto-grow-height="false" fo:min-height="0.745cm" fo:min-width="1.976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1.904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1.97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66ff99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0.9cm" svg:x="12.6cm" svg:y="1.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1.8cm" svg:y="1.7cm">
          <text:p text:style-name="P1"><text:span text:style-name="T1">Presentació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65cm" svg:x1="5.5cm" svg:y1="2cm" svg:x2="12.6cm" svg:y2="1.65cm" draw:start-shape="id1" draw:start-glue-point="1" draw:end-shape="id2" draw:end-glue-point="3" svg:d="M5500 2000h1900v-350h5200" svg:viewBox="0 0 7101 351">
          <text:p/>
        </draw:connector>
        <draw:custom-shape draw:style-name="gr2" draw:text-style-name="P3" xml:id="id3" draw:id="id3" draw:layer="layout" svg:width="3.7cm" svg:height="0.6cm" svg:x="1.8cm" svg:y="2.8cm">
          <text:p text:style-name="P1"><text:span text:style-name="T1">Menú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2cm" svg:height="0.7cm" svg:x="1.6cm" svg:y="4.7cm">
          <text:p text:style-name="P1"><text:span text:style-name="T1">preguntoFil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7cm" svg:height="0.6cm" svg:x="1.8cm" svg:y="3.8cm">
          <text:p text:style-name="P1"><text:span text:style-name="T1">Dificutl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7cm" svg:height="0.6cm" svg:x="1.8cm" svg:y="5.7cm">
          <text:p text:style-name="P1"><text:span text:style-name="T1">preguntoSav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7cm" svg:height="0.6cm" svg:x="1.8cm" svg:y="6.8cm">
          <text:p text:style-name="P1"><text:span text:style-name="T1">getS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7cm" svg:height="0.6cm" svg:x="1.8cm" svg:y="7.8cm">
          <text:p text:style-name="P1"><text:span text:style-name="T1">pedirJugad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7cm" svg:height="0.6cm" svg:x="1.8cm" svg:y="8.8cm">
          <text:p text:style-name="P1"><text:span text:style-name="T1">getAc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0" draw:id="id10" draw:layer="layout" svg:width="3.7cm" svg:height="0.5cm" svg:x="1.8cm" svg:y="9.8cm">
          <text:p text:style-name="P1"><text:span text:style-name="T1">imprimirTabl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7cm" svg:height="0.6cm" svg:x="1.8cm" svg:y="10.7cm">
          <text:p text:style-name="P1"><text:span text:style-name="T1">imprimirErr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1.65cm" svg:x1="5.5cm" svg:y1="3.1cm" svg:x2="12.6cm" svg:y2="1.65cm" draw:start-shape="id3" draw:start-glue-point="1" draw:end-shape="id2" draw:end-glue-point="3" svg:d="M5500 3100h1900v-1450h5200" svg:viewBox="0 0 7101 1451">
          <text:p/>
        </draw:connector>
        <draw:connector draw:style-name="gr6" draw:text-style-name="P1" draw:layer="layout" svg:x1="1.8cm" svg:y1="3.1cm" svg:x2="1.8cm" svg:y2="4.1cm" draw:start-shape="id3" draw:start-glue-point="3" draw:end-shape="id4" draw:end-glue-point="3" svg:d="M1800 3100h-501v1000h501" svg:viewBox="0 0 502 1001">
          <text:p/>
        </draw:connector>
        <draw:connector draw:style-name="gr3" draw:text-style-name="P1" draw:layer="layout" draw:line-skew="-1.8cm" svg:x1="5.8cm" svg:y1="5.05cm" svg:x2="12.6cm" svg:y2="1.65cm" draw:start-shape="id5" draw:start-glue-point="1" draw:end-shape="id2" draw:end-glue-point="3" svg:d="M5800 5050h1600v-3400h5200" svg:viewBox="0 0 6801 3401">
          <text:p/>
        </draw:connector>
        <draw:connector draw:style-name="gr3" draw:text-style-name="P1" draw:layer="layout" draw:line-skew="-1.65cm" svg:x1="5.5cm" svg:y1="6cm" svg:x2="12.6cm" svg:y2="1.65cm" draw:start-shape="id6" draw:start-glue-point="1" draw:end-shape="id2" draw:end-glue-point="3" svg:d="M5500 6000h1900v-4350h5200" svg:viewBox="0 0 7101 4351">
          <text:p/>
        </draw:connector>
        <draw:connector draw:style-name="gr6" draw:text-style-name="P1" draw:layer="layout" svg:x1="1.8cm" svg:y1="6cm" svg:x2="1.8cm" svg:y2="7.1cm" draw:start-shape="id6" draw:start-glue-point="3" draw:end-shape="id7" draw:end-glue-point="3" svg:d="M1800 6000h-501v1100h501" svg:viewBox="0 0 502 1101">
          <text:p/>
        </draw:connector>
        <draw:connector draw:style-name="gr3" draw:text-style-name="P1" draw:layer="layout" draw:line-skew="-1.65cm" svg:x1="5.5cm" svg:y1="8.1cm" svg:x2="12.6cm" svg:y2="1.65cm" draw:start-shape="id8" draw:start-glue-point="1" draw:end-shape="id2" draw:end-glue-point="3" svg:d="M5500 8100h1900v-6450h5200" svg:viewBox="0 0 7101 6451">
          <text:p/>
        </draw:connector>
        <draw:connector draw:style-name="gr6" draw:text-style-name="P1" draw:layer="layout" svg:x1="1.8cm" svg:y1="8.1cm" svg:x2="1.8cm" svg:y2="9.1cm" draw:start-shape="id8" draw:start-glue-point="3" draw:end-shape="id9" draw:end-glue-point="3" svg:d="M1800 8100h-501v1000h501" svg:viewBox="0 0 502 1001">
          <text:p/>
        </draw:connector>
        <draw:connector draw:style-name="gr3" draw:text-style-name="P1" draw:layer="layout" draw:line-skew="-1.65cm" svg:x1="5.5cm" svg:y1="10.05cm" svg:x2="12.6cm" svg:y2="1.65cm" draw:start-shape="id10" draw:start-glue-point="1" draw:end-shape="id2" draw:end-glue-point="3" svg:d="M5500 10050h1900v-8400h5200" svg:viewBox="0 0 7101 8401">
          <text:p/>
        </draw:connector>
        <draw:connector draw:style-name="gr3" draw:text-style-name="P1" draw:layer="layout" draw:line-skew="-1.65cm" svg:x1="5.5cm" svg:y1="11cm" svg:x2="12.6cm" svg:y2="1.65cm" draw:start-shape="id11" draw:start-glue-point="1" draw:end-shape="id2" draw:end-glue-point="3" svg:d="M5500 11000h1900v-9350h5200" svg:viewBox="0 0 7101 9351">
          <text:p/>
        </draw:connector>
        <draw:custom-shape draw:style-name="gr7" draw:text-style-name="P4" xml:id="id12" draw:id="id12" draw:layer="layout" svg:width="3.5cm" svg:height="1.2cm" svg:x="23.2cm" svg:y="2.6cm">
          <text:p text:style-name="P1"><text:span text:style-name="T1">cargoParti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6" draw:id="id16" draw:layer="layout" svg:width="3.5cm" svg:height="1.2cm" svg:x="20.5cm" svg:y="8.2cm">
          <text:p text:style-name="P1"><text:span text:style-name="T1">creoCasVaci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8" draw:id="id28" draw:layer="layout" svg:width="3.5cm" svg:height="1.2cm" svg:x="7.4cm" svg:y="15.1cm">
          <text:p text:style-name="P1"><text:span text:style-name="T1">Un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7" draw:id="id17" draw:layer="layout" svg:width="3.5cm" svg:height="1.2cm" svg:x="24.4cm" svg:y="8cm">
          <text:p text:style-name="P1"><text:span text:style-name="T1">creoTabl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3" draw:id="id13" draw:layer="layout" svg:width="3.5cm" svg:height="1.2cm" svg:x="25.1cm" svg:y="4.2cm">
          <text:p text:style-name="P1"><text:span text:style-name="T1">validoParti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5" draw:id="id15" draw:layer="layout" svg:width="3.5cm" svg:height="1.2cm" svg:x="19.8cm" svg:y="5.7cm">
          <text:p text:style-name="P1"><text:span text:style-name="T1">creoEntor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4" draw:id="id14" draw:layer="layout" svg:width="3.5cm" svg:height="1.2cm" svg:x="25.1cm" svg:y="5.9cm">
          <text:p text:style-name="P1"><text:span text:style-name="T1">casilleroVail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8" draw:id="id18" draw:layer="layout" svg:width="3.5cm" svg:height="1.2cm" svg:x="14.6cm" svg:y="5.6cm">
          <text:p text:style-name="P1"><text:span text:style-name="T1">inicializ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4" draw:id="id24" draw:layer="layout" svg:width="3.271cm" svg:height="1.2cm" svg:x="19.129cm" svg:y="13.5cm">
          <text:p text:style-name="P1"><text:span text:style-name="T1">randI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3" draw:id="id23" draw:layer="layout" svg:width="3.5cm" svg:height="1.2cm" svg:x="19.1cm" svg:y="10.9cm">
          <text:p text:style-name="P1"><text:span text:style-name="T1">nuevaFich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2" draw:id="id22" draw:layer="layout" svg:width="3.5cm" svg:height="1.2cm" svg:x="14.7cm" svg:y="11.6cm">
          <text:p text:style-name="P1"><text:span text:style-name="T1">Busco</text:span></text:p>
          <text:p text:style-name="P1"><text:span text:style-name="T1">Casill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1" draw:id="id21" draw:layer="layout" svg:width="3.5cm" svg:height="1.2cm" svg:x="15cm" svg:y="8.8cm">
          <text:p text:style-name="P1"><text:span text:style-name="T1">pongoFich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9" draw:id="id19" draw:layer="layout" svg:width="3.5cm" svg:height="1.407cm" svg:x="10.1cm" svg:y="7.193cm">
          <text:p text:style-name="P1"><text:span text:style-name="T1">Movimientos</text:span></text:p>
          <text:p text:style-name="P1"><text:span text:style-name="T1">valid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6" draw:id="id26" draw:layer="layout" svg:width="3.5cm" svg:height="1.2cm" svg:x="17.3cm" svg:y="16.8cm">
          <text:p text:style-name="P1"><text:span text:style-name="T1">SumoFi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5" draw:id="id25" draw:layer="layout" svg:width="3.5cm" svg:height="1.2cm" svg:x="12.5cm" svg:y="14.9cm">
          <text:p text:style-name="P1"><text:span text:style-name="T1">Muevo</text:span></text:p>
          <text:p text:style-name="P1"><text:span text:style-name="T1">Tabl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20" draw:id="id20" draw:layer="layout" svg:width="3.4cm" svg:height="1.2cm" svg:x="8.7cm" svg:y="12.3cm">
          <text:p text:style-name="P1"><text:span text:style-name="T1">Jug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7" draw:id="id27" draw:layer="layout" svg:width="3.5cm" svg:height="1.4cm" svg:x="12.7cm" svg:y="17.8cm">
          <text:p text:style-name="P1"><text:span text:style-name="T1">Descifro</text:span></text:p>
          <text:p text:style-name="P1"><text:span text:style-name="T1">Movimi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9" draw:id="id29" draw:layer="layout" svg:width="3.5cm" svg:height="1.2cm" svg:x="7.3cm" svg:y="17.9cm">
          <text:p text:style-name="P1"><text:span text:style-name="T1">Swap </text:span></text:p>
          <text:p text:style-name="P1"><text:span text:style-name="T1">Tabler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line" svg:x1="26.188cm" svg:y1="3.625cm" svg:x2="26.85cm" svg:y2="4.2cm" draw:start-shape="id12" draw:start-glue-point="9" draw:end-shape="id13" draw:end-glue-point="4" svg:d="M26188 3625l662 575" svg:viewBox="0 0 663 576">
          <text:p/>
        </draw:connector>
        <draw:connector draw:style-name="gr12" draw:text-style-name="P5" draw:layer="layout" draw:type="line" svg:x1="28.088cm" svg:y1="5.225cm" svg:x2="26.85cm" svg:y2="5.9cm" draw:start-shape="id13" draw:start-glue-point="9" draw:end-shape="id14" draw:end-glue-point="4" svg:d="M28088 5225l-1238 675" svg:viewBox="0 0 1239 676">
          <text:p/>
        </draw:connector>
        <draw:connector draw:style-name="gr12" draw:text-style-name="P5" draw:layer="layout" draw:type="line" svg:x1="21.55cm" svg:y1="6.9cm" svg:x2="22.25cm" svg:y2="8.2cm" draw:start-shape="id15" draw:start-glue-point="8" draw:end-shape="id16" draw:end-glue-point="4" svg:d="M21550 6900l700 1300" svg:viewBox="0 0 701 1301">
          <text:p/>
        </draw:connector>
        <draw:connector draw:style-name="gr12" draw:text-style-name="P5" draw:layer="layout" draw:type="line" svg:x1="21.55cm" svg:y1="6.9cm" svg:x2="26.15cm" svg:y2="8cm" draw:start-shape="id15" draw:start-glue-point="8" draw:end-shape="id17" draw:end-glue-point="4" svg:d="M21550 6900l4600 1100" svg:viewBox="0 0 4601 1101">
          <text:p/>
        </draw:connector>
        <draw:connector draw:style-name="gr12" draw:text-style-name="P5" draw:layer="layout" svg:x1="15.4cm" svg:y1="1.65cm" svg:x2="24.95cm" svg:y2="2.6cm" draw:start-shape="id2" draw:start-glue-point="1" draw:end-shape="id12" draw:end-glue-point="4" svg:d="M15400 1650h9550v950" svg:viewBox="0 0 9551 951">
          <text:p/>
        </draw:connector>
        <draw:connector draw:style-name="gr12" draw:text-style-name="P5" draw:layer="layout" draw:line-skew="-0.551cm" svg:x1="24.95cm" svg:y1="3.8cm" svg:x2="21.55cm" svg:y2="5.7cm" draw:start-shape="id12" draw:start-glue-point="8" draw:end-shape="id15" draw:end-glue-point="4" svg:d="M24950 3800v400h-3400v1500" svg:viewBox="0 0 3401 1901">
          <text:p/>
        </draw:connector>
        <draw:connector draw:style-name="gr12" draw:text-style-name="P5" draw:layer="layout" svg:x1="14cm" svg:y1="2.1cm" svg:x2="16.35cm" svg:y2="5.6cm" draw:start-shape="id2" draw:start-glue-point="2" draw:end-shape="id18" draw:end-glue-point="4" svg:d="M14000 2100v1750h2350v1750" svg:viewBox="0 0 2351 3501">
          <text:p/>
        </draw:connector>
        <draw:connector draw:style-name="gr12" draw:text-style-name="P5" draw:layer="layout" svg:x1="23.2cm" svg:y1="3.2cm" svg:x2="11.85cm" svg:y2="7.193cm" draw:start-shape="id12" draw:start-glue-point="6" draw:end-shape="id19" draw:end-glue-point="4" svg:d="M23200 3200h-11350v3993" svg:viewBox="0 0 11351 3994">
          <text:p/>
        </draw:connector>
        <draw:connector draw:style-name="gr12" draw:text-style-name="P5" draw:layer="layout" svg:x1="10.4cm" svg:y1="12.3cm" svg:x2="11.85cm" svg:y2="8.6cm" draw:start-shape="id20" draw:start-glue-point="4" draw:end-shape="id19" draw:end-glue-point="8" svg:d="M10400 12300v-1850h1450v-1850" svg:viewBox="0 0 1451 3701">
          <text:p/>
        </draw:connector>
        <draw:connector draw:style-name="gr12" draw:text-style-name="P5" draw:layer="layout" svg:x1="16.35cm" svg:y1="6.8cm" svg:x2="16.75cm" svg:y2="8.8cm" draw:start-shape="id18" draw:start-glue-point="8" draw:end-shape="id21" draw:end-glue-point="4" svg:d="M16350 6800v1001h400v999" svg:viewBox="0 0 401 2001">
          <text:p/>
        </draw:connector>
        <draw:connector draw:style-name="gr12" draw:text-style-name="P5" draw:layer="layout" svg:x1="17.588cm" svg:y1="6.625cm" svg:x2="19.8cm" svg:y2="6.3cm" draw:start-shape="id18" draw:start-glue-point="9" draw:end-shape="id15" draw:end-glue-point="6" svg:d="M17588 6625v677h1363v-1002h849" svg:viewBox="0 0 2213 1003">
          <text:p/>
        </draw:connector>
        <draw:connector draw:style-name="gr12" draw:text-style-name="P5" draw:layer="layout" svg:x1="16.75cm" svg:y1="10cm" svg:x2="16.45cm" svg:y2="11.6cm" draw:start-shape="id21" draw:start-glue-point="8" draw:end-shape="id22" draw:end-glue-point="4" svg:d="M16750 10000v801h-300v799" svg:viewBox="0 0 301 1601">
          <text:p/>
        </draw:connector>
        <draw:connector draw:style-name="gr12" draw:text-style-name="P5" draw:layer="layout" svg:x1="18.5cm" svg:y1="9.4cm" svg:x2="19.612cm" svg:y2="11.075cm" draw:start-shape="id21" draw:start-glue-point="10" draw:end-shape="id23" draw:end-glue-point="5" svg:d="M18500 9400h1112v1675" svg:viewBox="0 0 1113 1676">
          <text:p/>
        </draw:connector>
        <draw:connector draw:style-name="gr12" draw:text-style-name="P5" draw:layer="layout" svg:x1="16.45cm" svg:y1="12.8cm" svg:x2="19.129cm" svg:y2="14.1cm" draw:start-shape="id22" draw:start-glue-point="8" draw:end-shape="id24" draw:end-glue-point="6" svg:d="M16450 12800v1300h2679" svg:viewBox="0 0 2680 1301">
          <text:p/>
        </draw:connector>
        <draw:connector draw:style-name="gr12" draw:text-style-name="P5" draw:layer="layout" svg:x1="20.85cm" svg:y1="12.1cm" svg:x2="21.921cm" svg:y2="13.675cm" draw:start-shape="id23" draw:start-glue-point="8" draw:end-shape="id24" draw:end-glue-point="11" svg:d="M20850 12100v701h1071v874" svg:viewBox="0 0 1072 1576">
          <text:p/>
        </draw:connector>
        <draw:connector draw:style-name="gr12" draw:text-style-name="P5" draw:layer="layout" svg:x1="15.112cm" svg:y1="6.625cm" svg:x2="13.6cm" svg:y2="7.896cm" draw:start-shape="id18" draw:start-glue-point="7" draw:end-shape="id19" draw:end-glue-point="10" svg:d="M15112 6625v1271h-1512" svg:viewBox="0 0 1513 1272">
          <text:p/>
        </draw:connector>
        <draw:connector draw:style-name="gr12" draw:text-style-name="P5" draw:layer="layout" svg:x1="12.1cm" svg:y1="12.9cm" svg:x2="14.25cm" svg:y2="14.9cm" draw:start-shape="id20" draw:start-glue-point="10" draw:end-shape="id25" draw:end-glue-point="4" svg:d="M12100 12900h2150v2000" svg:viewBox="0 0 2151 2001">
          <text:p/>
        </draw:connector>
        <draw:connector draw:style-name="gr12" draw:text-style-name="P5" draw:layer="layout" svg:x1="16cm" svg:y1="15.5cm" svg:x2="19.05cm" svg:y2="16.8cm" draw:start-shape="id25" draw:start-glue-point="10" draw:end-shape="id26" draw:end-glue-point="4" svg:d="M16000 15500h3050v1300" svg:viewBox="0 0 3051 1301">
          <text:p/>
        </draw:connector>
        <draw:connector draw:style-name="gr12" draw:text-style-name="P5" draw:layer="layout" svg:x1="14.25cm" svg:y1="16.1cm" svg:x2="15.688cm" svg:y2="18.005cm" draw:start-shape="id25" draw:start-glue-point="8" draw:end-shape="id27" draw:end-glue-point="11" svg:d="M14250 16100v851h1438v1054" svg:viewBox="0 0 1439 1906">
          <text:p/>
        </draw:connector>
        <draw:connector draw:style-name="gr12" draw:text-style-name="P5" draw:layer="layout" svg:x1="10.4cm" svg:y1="13.5cm" svg:x2="9.15cm" svg:y2="15.1cm" draw:start-shape="id20" draw:start-glue-point="8" draw:end-shape="id28" draw:end-glue-point="4" svg:d="M10400 13500v801h-1250v799" svg:viewBox="0 0 1251 1601">
          <text:p/>
        </draw:connector>
        <draw:connector draw:style-name="gr12" draw:text-style-name="P5" draw:layer="layout" svg:x1="10.388cm" svg:y1="16.125cm" svg:x2="9.05cm" svg:y2="17.9cm" draw:start-shape="id28" draw:start-glue-point="9" draw:end-shape="id29" draw:end-glue-point="4" svg:d="M10388 16125v976h-1338v799" svg:viewBox="0 0 1339 1776">
          <text:p/>
        </draw:connector>
        <draw:custom-shape draw:style-name="gr7" draw:text-style-name="P4" xml:id="id30" draw:id="id30" draw:layer="layout" svg:width="3.5cm" svg:height="1.2cm" svg:x="1.9cm" svg:y="13.5cm">
          <text:p text:style-name="P1"><text:span text:style-name="T1">Guard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1" draw:id="id31" draw:layer="layout" svg:width="3.5cm" svg:height="1.2cm" svg:x="1.4cm" svg:y="16.1cm">
          <text:p text:style-name="P1"><text:span text:style-name="T1">liberoTabl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draw:line-skew="-0.501cm" svg:x1="12.6cm" svg:y1="1.65cm" svg:x2="5.4cm" svg:y2="14.1cm" draw:start-shape="id2" draw:start-glue-point="3" draw:end-shape="id30" draw:end-glue-point="10" svg:d="M12600 1650c-6150 0-2550 12450-7200 12450" svg:viewBox="0 0 7201 12451">
          <text:p/>
        </draw:connector>
        <draw:connector draw:style-name="gr12" draw:text-style-name="P5" draw:layer="layout" draw:type="curve" draw:line-skew="-0.451cm" svg:x1="12.6cm" svg:y1="1.65cm" svg:x2="4.9cm" svg:y2="16.7cm" draw:start-shape="id2" draw:start-glue-point="3" draw:end-shape="id31" draw:end-glue-point="10" svg:d="M12600 1650c-6450 0-2600 15050-7700 15050" svg:viewBox="0 0 7701 15051">
          <text:p/>
        </draw:connector>
        <draw:connector draw:style-name="gr12" draw:text-style-name="P5" draw:layer="layout" draw:line-skew="-1.401cm" svg:x1="10.4cm" svg:y1="13.5cm" svg:x2="10.8cm" svg:y2="18.5cm" draw:start-shape="id20" draw:start-glue-point="8" draw:end-shape="id29" draw:end-glue-point="10" svg:d="M10400 13500v800h902v4200h-502" svg:viewBox="0 0 903 5001">
          <text:p/>
        </draw:connector>
        <draw:custom-shape draw:style-name="gr10" draw:text-style-name="P4" xml:id="id32" draw:id="id32" draw:layer="layout" svg:width="3.4cm" svg:height="1.2cm" svg:x="11.7cm" svg:y="10.4cm">
          <text:p text:style-name="P1"><text:span text:style-name="T1">fPer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svg:x1="11.602cm" svg:y1="12.475cm" svg:x2="13.4cm" svg:y2="11.6cm" draw:start-shape="id20" draw:start-glue-point="11" draw:end-shape="id32" draw:end-glue-point="8" svg:d="M11602 12475v-524h1798v-351" svg:viewBox="0 0 1799 876">
          <text:p/>
        </draw:connector>
        <draw:connector draw:style-name="gr12" draw:text-style-name="P5" draw:layer="layout" draw:type="curve" svg:x1="12.6cm" svg:y1="1.65cm" svg:x2="9.198cm" svg:y2="12.475cm" draw:start-shape="id2" draw:start-glue-point="3" draw:end-shape="id20" draw:end-glue-point="5" svg:d="M12600 1650c-2268 0-3402 3608-3402 10825" svg:viewBox="0 0 3403 10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8:03:37.682839000</meta:creation-date>
    <dc:date>2015-11-01T16:28:39.094500000</dc:date>
    <meta:editing-duration>PT22M47S</meta:editing-duration>
    <meta:editing-cycles>4</meta:editing-cycles>
    <meta:generator>LibreOffice/5.0.2.2$MacOSX_X86_64 LibreOffice_project/37b43f919e4de5eeaca9b9755ed688758a8251fe</meta:generator>
    <meta:document-statistic meta:object-count="68"/>
  </office:meta>
</office:document-meta>
</file>